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contextual-spacing="false" style:line-height-at-least="0.695cm" fo:text-align="center" style:justify-single-word="false"/>
    </style:style>
    <style:style style:name="P2" style:family="paragraph" style:parent-style-name="Standard">
      <style:paragraph-properties fo:margin-top="0cm" fo:margin-bottom="0.499cm" style:contextual-spacing="false" style:line-height-at-least="0.695cm" fo:text-align="start" style:justify-single-word="false"/>
      <style:text-properties officeooo:paragraph-rsid="000af19a"/>
    </style:style>
    <style:style style:name="P3" style:family="paragraph" style:parent-style-name="Standard">
      <style:paragraph-properties fo:margin-top="0cm" fo:margin-bottom="0.499cm" style:contextual-spacing="false" style:line-height-at-least="0.695cm" fo:text-align="start" style:justify-single-word="false"/>
      <style:text-properties officeooo:rsid="000af19a" officeooo:paragraph-rsid="000af19a"/>
    </style:style>
    <style:style style:name="P4" style:family="paragraph" style:parent-style-name="Standard">
      <style:paragraph-properties fo:margin-top="0cm" fo:margin-bottom="0.499cm" style:contextual-spacing="false" style:line-height-at-least="0.695cm" fo:text-align="start" style:justify-single-word="false"/>
      <style:text-properties officeooo:rsid="000b75a7" officeooo:paragraph-rsid="000b75a7"/>
    </style:style>
    <style:style style:name="P5" style:family="paragraph" style:parent-style-name="Preformatted_20_Text">
      <style:text-properties fo:font-size="18pt"/>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paragraph-properties fo:margin-top="0cm" fo:margin-bottom="0.499cm" style:contextual-spacing="false"/>
      <style:text-properties fo:font-size="18pt"/>
    </style:style>
    <style:style style:name="P8" style:family="paragraph" style:parent-style-name="Preformatted_20_Text">
      <style:paragraph-properties fo:margin-top="0cm" fo:margin-bottom="0.499cm" style:contextual-spacing="false"/>
      <style:text-properties fo:font-size="18pt" fo:font-weight="bold"/>
    </style:style>
    <style:style style:name="P9" style:family="paragraph" style:parent-style-name="Preformatted_20_Text">
      <style:paragraph-properties fo:margin-top="0cm" fo:margin-bottom="0.499cm" style:contextual-spacing="false" style:line-height-at-least="0.695cm" fo:text-align="start" style:justify-single-word="false"/>
      <style:text-properties fo:font-size="12pt" officeooo:rsid="000b75a7" officeooo:paragraph-rsid="000b75a7" style:font-size-asian="12pt" style:font-size-complex="12pt"/>
    </style:style>
    <style:style style:name="T1" style:family="text">
      <style:text-properties fo:color="#666a67"/>
    </style:style>
    <style:style style:name="T2" style:family="text">
      <style:text-properties fo:color="#666a67" style:font-name="Arial" fo:font-size="18pt"/>
    </style:style>
    <style:style style:name="T3" style:family="text">
      <style:text-properties fo:font-size="18pt"/>
    </style:style>
    <style:style style:name="T4" style:family="text">
      <style:text-properties fo:color="#333333" style:font-name="Courier New" fo:font-size="12pt" fo:background-color="#ffffff" loext:char-shading-value="0"/>
    </style:style>
    <style:style style:name="T5" style:family="text">
      <style:text-properties officeooo:rsid="000af1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order to install ns3 in ubuntu machine, system need to have dependencies and libraries by which ns3 package will build up smoothly. But before that we need to update ubuntu system repository.</text:p>
      <text:p text:style-name="P3">The next thing to do is download ns3 all-in-one package either via browser or via terminal wget command. </text:p>
      <text:p text:style-name="P3">Now unzip the package.</text:p>
      <text:p text:style-name="P4">Now cd into the ns3 all-in-one folder. Build.py file will use to enable the tools nessecary for network simulation.</text:p>
      <text:p text:style-name="P9">./build.py --enable-examples –enable-test</text:p>
      <text:p text:style-name="P9">this command will run build.py file along with it will also enable examples and test files too.</text:p>
      <text:p text:style-name="P2"><text:span text:style-name="T5">There are some pre-resquisities packages need to be installed for complete installation of ns3 and </text:span></text:p>
      <text:p text:style-name="P3">after install nessecary packages, one can now eligible to download</text:p>
      <text:p text:style-name="P1"><text:span text:style-name="T2">To install prerequisites-</text:span><text:line-break/><text:span text:style-name="T2"><text:line-break/></text:span><text:span text:style-name="T4">sudo apt-get install gcc g++ python python-dev mercurial bzr gdb valgrind gsl-bin libgsl0-dev libgsl0ldbl flex bison tcpdump sqlite sqlite3 libsqlite3-dev libxml2 libxml2-dev libgtk2.0-0 libgtk2.0-dev uncrustify doxygen graphviz imagemagick texlive texlive-latex-extra texlive-generic-extra texlive-generic-recommended texinfo dia texlive texlive-latex-extra texlive-extra-utils texlive-generic-recommended texi2html python-pygraphviz python-kiwi python-pygoocanvas libgoocanvas-dev python-pygccxml</text:span><text:span text:style-name="T1"> </text:span><text:line-break/><text:line-break/><text:line-break/><text:span text:style-name="T1"> </text:span><text:span text:style-name="T2">(now make sure you have not run sudo su to be superuser)</text:span></text:p>
      <text:p text:style-name="P8">Downloading NS-3(ns-3 version 3.19 not 3.13)</text:p>
      <text:p text:style-name="P6"><text:s text:c="3"/><text:span text:style-name="T3">cd <text:s/></text:span></text:p>
      <text:p text:style-name="P6"><text:s text:c="3"/><text:span text:style-name="T3">mkdir ns3</text:span></text:p>
      <text:p text:style-name="P6"><text:soft-page-break/><text:s text:c="3"/><text:span text:style-name="T3">cd ns3</text:span></text:p>
      <text:p text:style-name="P6"><text:s text:c="3"/><text:span text:style-name="T3">wget </text:span><text:a xlink:type="simple" xlink:href="http://www.nsnam.org/release/ns-allinone-3.13.tar.bz2"><text:span text:style-name="T3">http://www.nsnam.org/release/ns-allinone-3.19.tar.bz2</text:span></text:a></text:p>
      <text:p text:style-name="P6">  <text:s/><text:span text:style-name="T3">tar xjf ns-allinone-3.19.tar.bz2</text:span></text:p>
      <text:p text:style-name="P6"><text:s text:c="3"/><text:span text:style-name="T3">cd ns-allinone-3.19/</text:span></text:p>
      <text:p text:style-name="P6">  <text:s/><text:span text:style-name="T3">ls</text:span></text:p>
      <text:p text:style-name="P6"> </text:p>
      <text:p text:style-name="P6"> </text:p>
      <text:p text:style-name="P7">Then you can find build.py along with other files.</text:p>
      <text:p text:style-name="P5">Then to build the examples in ns-3 run </text:p>
      <text:p text:style-name="Preformatted_20_Text"> </text:p>
      <text:p text:style-name="Preformatted_20_Text"><text:s text:c="3"/><text:span text:style-name="T3">./build.py --enable-examples --enable-tests</text:span></text:p>
      <text:p text:style-name="P6"><text:s/></text:p>
      <text:p text:style-name="P7">If the build is successful then it will give output</text:p>
      <text:p text:style-name="P6"> <text:span text:style-name="T3">"Build finished successfully".(clap for yourself)</text:span></text:p>
      <text:p text:style-name="P6"> </text:p>
      <text:p text:style-name="P6"><text:s/><text:span text:style-name="T3">Now run the following command to configure with waf(build tool)</text:span></text:p>
      <text:p text:style-name="P6"> </text:p>
      <text:p text:style-name="P6"><text:s/><text:span text:style-name="T3">./waf -d debug --enable-examples --enable-tests configure</text:span></text:p>
      <text:p text:style-name="P7">To build with waf(optional)</text:p>
      <text:p text:style-name="P6"> </text:p>
      <text:p text:style-name="P7"><text:soft-page-break/>./waf</text:p>
      <text:p text:style-name="P6"> </text:p>
      <text:p text:style-name="P7">To test everything allright</text:p>
      <text:p text:style-name="P6"> </text:p>
      <text:p text:style-name="P7">./test.p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6:03:58.145802928</meta:creation-date>
    <dc:date>2015-11-30T17:17:02.721329929</dc:date>
    <meta:editing-duration>PT42M13S</meta:editing-duration>
    <meta:editing-cycles>1</meta:editing-cycles>
    <meta:document-statistic meta:table-count="0" meta:image-count="0" meta:object-count="0" meta:page-count="3" meta:paragraph-count="37" meta:word-count="263" meta:character-count="1954" meta:non-whitespace-character-count="1678"/>
    <meta:generator>LibreOffice/4.2.8.2$Linux_x86 LibreOffice_project/420m0$Build-2</meta:generator>
  </office:meta>
</office:document-meta>
</file>